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6" draw:layer="layout" svg:width="1.585cm" svg:height="1.609cm" svg:x="16.1cm" svg:y="6.137cm">
          <text:p text:style-name="P1"><text:span text:style-name="T1">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.584cm" svg:height="1.608cm" svg:x="12.601cm" svg:y="0.50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.376cm" svg:height="1.609cm" svg:x="21.638cm" svg:y="6.137cm">
          <text:p text:style-name="P1"><text:span text:style-name="T1">mot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3.168cm" svg:height="1.608cm" svg:x="18.14cm" svg:y="3.427cm">
          <text:p text:style-name="P1"><text:span text:style-name="T1">wind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.96cm" svg:height="1.608cm" svg:x="5.192cm" svg:y="3.427cm">
          <text:p text:style-name="P1"><text:span text:style-name="T1">graph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585cm" svg:height="1.609cm" svg:x="2.984cm" svg:y="6.137cm">
          <text:p text:style-name="P1"><text:span text:style-name="T1">u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585cm" svg:height="1.609cm" svg:x="9.47cm" svg:y="6.137cm">
          <text:p text:style-name="P1"><text:span text:style-name="T1">v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2.376cm" svg:height="1.266cm" svg:x="1.107cm" svg:y="8.894cm">
          <text:p text:style-name="P1"><text:span text:style-name="T1">0,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382cm" svg:height="1.266cm" svg:x="3.895cm" svg:y="8.894cm">
          <text:p text:style-name="P1"><text:span text:style-name="T1">45,2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2.377cm" svg:height="1.266cm" svg:x="7.719cm" svg:y="8.894cm">
          <text:p text:style-name="P1"><text:span text:style-name="T1">13,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383cm" svg:height="1.266cm" svg:x="10.507cm" svg:y="8.894cm">
          <text:p text:style-name="P1"><text:span text:style-name="T1">67,32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.376cm" svg:height="1.266cm" svg:x="14.332cm" svg:y="8.894cm">
          <text:p text:style-name="P1"><text:span text:style-name="T1">1,4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383cm" svg:height="1.266cm" svg:x="17.119cm" svg:y="8.894cm">
          <text:p text:style-name="P1"><text:span text:style-name="T1">8,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.376cm" svg:height="1.266cm" svg:x="20.319cm" svg:y="8.894cm">
          <text:p text:style-name="P1"><text:span text:style-name="T1">1,2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3.466cm" svg:height="1.266cm" svg:x="23.106cm" svg:y="8.894cm">
          <text:p text:style-name="P1"><text:span text:style-name="T1">449,134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185cm" svg:y1="1.312cm" svg:x2="19.724cm" svg:y2="3.427cm" draw:start-shape="id1" draw:start-glue-point="10" draw:end-shape="id2" draw:end-glue-point="4" svg:d="m14185 1312 5539 2115">
          <text:p/>
        </draw:connector>
        <draw:connector draw:style-name="gr2" draw:text-style-name="P2" draw:layer="layout" draw:type="line" svg:x1="12.601cm" svg:y1="1.312cm" svg:x2="7.172cm" svg:y2="3.427cm" draw:start-shape="id1" draw:start-glue-point="6" draw:end-shape="id3" draw:end-glue-point="4" svg:d="m12601 1312-5429 2115">
          <text:p/>
        </draw:connector>
        <draw:connector draw:style-name="gr2" draw:text-style-name="P2" draw:layer="layout" draw:type="line" svg:x1="3.777cm" svg:y1="6.137cm" svg:x2="5.772cm" svg:y2="4.8cm" draw:start-shape="id4" draw:start-glue-point="4" draw:end-shape="id3" draw:end-glue-point="7" svg:d="m3777 6137 1995-1337">
          <text:p/>
        </draw:connector>
        <draw:connector draw:style-name="gr2" draw:text-style-name="P2" draw:layer="layout" draw:type="line" svg:x1="8.572cm" svg:y1="4.8cm" svg:x2="10.263cm" svg:y2="6.137cm" draw:start-shape="id3" draw:start-glue-point="9" draw:end-shape="id5" draw:end-glue-point="4" svg:d="m8572 4800 1691 1337">
          <text:p/>
        </draw:connector>
        <draw:connector draw:style-name="gr2" draw:text-style-name="P2" draw:layer="layout" draw:type="line" svg:x1="16.893cm" svg:y1="6.137cm" svg:x2="18.604cm" svg:y2="4.8cm" draw:start-shape="id6" draw:start-glue-point="4" draw:end-shape="id2" draw:end-glue-point="7" svg:d="m16893 6137 1711-1337">
          <text:p/>
        </draw:connector>
        <draw:connector draw:style-name="gr2" draw:text-style-name="P2" draw:layer="layout" draw:type="line" svg:x1="20.844cm" svg:y1="4.8cm" svg:x2="22.826cm" svg:y2="6.137cm" draw:start-shape="id2" draw:start-glue-point="9" draw:end-shape="id7" draw:end-glue-point="4" svg:d="m20844 4800 1982 1337">
          <text:p/>
        </draw:connector>
        <draw:connector draw:style-name="gr2" draw:text-style-name="P2" draw:layer="layout" draw:type="line" svg:x1="3.216cm" svg:y1="7.511cm" svg:x2="2.295cm" svg:y2="8.894cm" draw:start-shape="id4" draw:start-glue-point="7" draw:end-shape="id8" draw:end-glue-point="0" svg:d="m3216 7511-921 1383">
          <text:p/>
        </draw:connector>
        <draw:connector draw:style-name="gr2" draw:text-style-name="P2" draw:layer="layout" draw:type="line" svg:x1="4.337cm" svg:y1="7.511cm" svg:x2="5.086cm" svg:y2="8.894cm" draw:start-shape="id4" draw:start-glue-point="9" draw:end-shape="id9" draw:end-glue-point="0" svg:d="m4337 7511 749 1383">
          <text:p/>
        </draw:connector>
        <draw:connector draw:style-name="gr2" draw:text-style-name="P2" draw:layer="layout" draw:type="line" svg:x1="9.702cm" svg:y1="7.511cm" svg:x2="8.907cm" svg:y2="8.894cm" draw:start-shape="id5" draw:start-glue-point="7" draw:end-shape="id10" draw:end-glue-point="0" svg:d="m9702 7511-795 1383">
          <text:p/>
        </draw:connector>
        <draw:connector draw:style-name="gr2" draw:text-style-name="P2" draw:layer="layout" draw:type="line" svg:x1="10.823cm" svg:y1="7.511cm" svg:x2="11.698cm" svg:y2="8.894cm" draw:start-shape="id5" draw:start-glue-point="9" draw:end-shape="id11" draw:end-glue-point="0" svg:d="m10823 7511 875 1383">
          <text:p/>
        </draw:connector>
        <draw:connector draw:style-name="gr2" draw:text-style-name="P2" draw:layer="layout" draw:type="line" svg:x1="16.332cm" svg:y1="7.511cm" svg:x2="15.52cm" svg:y2="8.894cm" draw:start-shape="id6" draw:start-glue-point="7" draw:end-shape="id12" draw:end-glue-point="0" svg:d="m16332 7511-812 1383">
          <text:p/>
        </draw:connector>
        <draw:connector draw:style-name="gr2" draw:text-style-name="P2" draw:layer="layout" draw:type="line" svg:x1="17.453cm" svg:y1="7.511cm" svg:x2="18.31cm" svg:y2="8.894cm" draw:start-shape="id6" draw:start-glue-point="9" draw:end-shape="id13" draw:end-glue-point="0" svg:d="m17453 7511 857 1383">
          <text:p/>
        </draw:connector>
        <draw:connector draw:style-name="gr2" draw:text-style-name="P2" draw:layer="layout" draw:type="line" svg:x1="21.986cm" svg:y1="7.511cm" svg:x2="21.507cm" svg:y2="8.894cm" draw:start-shape="id7" draw:start-glue-point="7" draw:end-shape="id14" draw:end-glue-point="0" svg:d="m21986 7511-479 1383">
          <text:p/>
        </draw:connector>
        <draw:connector draw:style-name="gr2" draw:text-style-name="P2" draw:layer="layout" draw:type="line" svg:x1="23.666cm" svg:y1="7.511cm" svg:x2="24.839cm" svg:y2="8.894cm" draw:start-shape="id7" draw:start-glue-point="9" draw:end-shape="id15" draw:end-glue-point="0" svg:d="m23666 7511 1173 1383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801cm" svg:x="1cm" svg:y="4.02cm" draw:page-number="1"/>
      <draw:page-thumbnail draw:layer="backgroundobjects" svg:width="9.294cm" svg:height="3.801cm" svg:x="1cm" svg:y="12.068cm"/>
      <draw:page-thumbnail draw:layer="backgroundobjects" svg:width="9.294cm" svg:height="3.801cm" svg:x="1cm" svg:y="20.116cm"/>
      <draw:page-thumbnail draw:layer="backgroundobjects" svg:width="9.294cm" svg:height="3.801cm" svg:x="11.295cm" svg:y="4.02cm"/>
      <draw:page-thumbnail draw:layer="backgroundobjects" svg:width="9.294cm" svg:height="3.801cm" svg:x="11.295cm" svg:y="12.068cm"/>
      <draw:page-thumbnail draw:layer="backgroundobjects" svg:width="9.294cm" svg:height="3.801cm" svg:x="11.295cm" svg:y="20.116cm"/>
    </style:handout-master>
    <style:master-page style:name="Default" style:page-layout-name="PM1" draw:style-name="Mdp1">
      <draw:frame presentation:style-name="Default-title" draw:layer="backgroundobjects" svg:width="25.145cm" svg:height="1.908cm" svg:x="1.396cm" svg:y="0.455cm" presentation:class="title" presentation:placeholder="true">
        <draw:text-box/>
      </draw:frame>
      <draw:frame presentation:style-name="Default-outline1" draw:layer="backgroundobjects" svg:width="25.145cm" svg:height="7.543cm" svg:x="1.396cm" svg:y="2.674cm" presentation:class="outline" presentation:placeholder="true">
        <draw:text-box/>
      </draw:frame>
      <draw:frame presentation:style-name="Mpr1" draw:text-style-name="MP1" draw:layer="backgroundobjects" svg:width="6.509cm" svg:height="0.788cm" svg:x="1.39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0.788cm" svg:x="9.554cm" svg:y="10.41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0.788cm" svg:x="20.031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gjoo Kanazawa</meta:initial-creator>
    <meta:creation-date>2011-10-22T14:07:42</meta:creation-date>
    <meta:editing-duration>PT00H13M36S</meta:editing-duration>
    <meta:editing-cycles>3</meta:editing-cycles>
    <dc:date>2011-10-31T18:12:41</dc:date>
    <dc:creator>Austin Myers</dc:creator>
    <meta:generator>OpenOffice.org/3.2$Unix OpenOffice.org_project/320m12$Build-9483</meta:generator>
    <meta:document-statistic meta:object-count="52"/>
  </office:meta>
</office:document-meta>
</file>